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6200000098C23E0F111B3AB2D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2.166cm" svg:x="0.045cm" svg:y="1.342cm">
          <draw:image xlink:href="Pictures/100000010000046200000098C23E0F111B3AB2D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08:23:33.628573883</dc:date>
    <meta:editing-duration>PT3M39S</meta:editing-duration>
    <meta:editing-cycles>5</meta:editing-cycles>
    <meta:generator>LibreOffice/7.5.4.2$MacOSX_AARCH64 LibreOffice_project/36ccfdc35048b057fd9854c757a8b67ec53977b6</meta:generator>
    <meta:document-statistic meta:object-count="1"/>
  </office:meta>
</office:document-meta>
</file>